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ContextImpl.getProcess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textImpl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textImpl.getMessageExchang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textImpl.getProcess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textImpl.InterceptorContextImpl( BpelDAOConnection connection , MessageExchangeDAO mexdao , ProcessDAO processDAO , ProcessConf p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